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Write</text:p>
          </table:table-cell>
        </table:table-row>
        <table:table-row table:style-name="ro1">
          <table:table-cell office:value-type="float" office:value="1442.618722" calcext:value-type="float">
            <text:p>1442.618722</text:p>
          </table:table-cell>
          <table:table-cell office:value-type="float" office:value="1688.719514" calcext:value-type="float">
            <text:p>1688.719514</text:p>
          </table:table-cell>
        </table:table-row>
        <table:table-row table:style-name="ro1">
          <table:table-cell office:value-type="float" office:value="1899.535649" calcext:value-type="float">
            <text:p>1899.535649</text:p>
          </table:table-cell>
          <table:table-cell office:value-type="float" office:value="1605.887827" calcext:value-type="float">
            <text:p>1605.887827</text:p>
          </table:table-cell>
        </table:table-row>
        <table:table-row table:style-name="ro1">
          <table:table-cell office:value-type="float" office:value="1831.768042" calcext:value-type="float">
            <text:p>1831.768042</text:p>
          </table:table-cell>
          <table:table-cell office:value-type="float" office:value="1763.367538" calcext:value-type="float">
            <text:p>1763.367538</text:p>
          </table:table-cell>
        </table:table-row>
        <table:table-row table:style-name="ro1">
          <table:table-cell office:value-type="float" office:value="1955.628166" calcext:value-type="float">
            <text:p>1955.628166</text:p>
          </table:table-cell>
          <table:table-cell office:value-type="float" office:value="1912.240221" calcext:value-type="float">
            <text:p>1912.240221</text:p>
          </table:table-cell>
        </table:table-row>
        <table:table-row table:style-name="ro1">
          <table:table-cell office:value-type="float" office:value="1687.940057" calcext:value-type="float">
            <text:p>1687.940057</text:p>
          </table:table-cell>
          <table:table-cell office:value-type="float" office:value="1607.742114" calcext:value-type="float">
            <text:p>1607.742114</text:p>
          </table:table-cell>
        </table:table-row>
        <table:table-row table:style-name="ro1">
          <table:table-cell office:value-type="float" office:value="2538.66385" calcext:value-type="float">
            <text:p>2538.66385</text:p>
          </table:table-cell>
          <table:table-cell office:value-type="float" office:value="1738.014931" calcext:value-type="float">
            <text:p>1738.014931</text:p>
          </table:table-cell>
        </table:table-row>
        <table:table-row table:style-name="ro1">
          <table:table-cell office:value-type="float" office:value="1789.493472" calcext:value-type="float">
            <text:p>1789.493472</text:p>
          </table:table-cell>
          <table:table-cell office:value-type="float" office:value="2346.124168" calcext:value-type="float">
            <text:p>2346.124168</text:p>
          </table:table-cell>
        </table:table-row>
        <table:table-row table:style-name="ro1">
          <table:table-cell office:value-type="float" office:value="1844.493518" calcext:value-type="float">
            <text:p>1844.493518</text:p>
          </table:table-cell>
          <table:table-cell office:value-type="float" office:value="2018.569222" calcext:value-type="float">
            <text:p>2018.569222</text:p>
          </table:table-cell>
        </table:table-row>
        <table:table-row table:style-name="ro1">
          <table:table-cell office:value-type="float" office:value="1333.308534" calcext:value-type="float">
            <text:p>1333.308534</text:p>
          </table:table-cell>
          <table:table-cell office:value-type="float" office:value="1609.084375" calcext:value-type="float">
            <text:p>1609.084375</text:p>
          </table:table-cell>
        </table:table-row>
        <table:table-row table:style-name="ro1">
          <table:table-cell office:value-type="float" office:value="1639.495042" calcext:value-type="float">
            <text:p>1639.495042</text:p>
          </table:table-cell>
          <table:table-cell office:value-type="float" office:value="1665.332042" calcext:value-type="float">
            <text:p>1665.332042</text:p>
          </table:table-cell>
        </table:table-row>
        <table:table-row table:style-name="ro1">
          <table:table-cell office:value-type="float" office:value="1745.524214" calcext:value-type="float">
            <text:p>1745.524214</text:p>
          </table:table-cell>
          <table:table-cell office:value-type="float" office:value="1628.164511" calcext:value-type="float">
            <text:p>1628.164511</text:p>
          </table:table-cell>
        </table:table-row>
        <table:table-row table:style-name="ro1">
          <table:table-cell office:value-type="float" office:value="2285.112061" calcext:value-type="float">
            <text:p>2285.112061</text:p>
          </table:table-cell>
          <table:table-cell office:value-type="float" office:value="1247.434884" calcext:value-type="float">
            <text:p>1247.434884</text:p>
          </table:table-cell>
        </table:table-row>
        <table:table-row table:style-name="ro1">
          <table:table-cell office:value-type="float" office:value="2225.887269" calcext:value-type="float">
            <text:p>2225.887269</text:p>
          </table:table-cell>
          <table:table-cell office:value-type="float" office:value="1431.814693" calcext:value-type="float">
            <text:p>1431.814693</text:p>
          </table:table-cell>
        </table:table-row>
        <table:table-row table:style-name="ro1">
          <table:table-cell office:value-type="float" office:value="2169.512941" calcext:value-type="float">
            <text:p>2169.512941</text:p>
          </table:table-cell>
          <table:table-cell office:value-type="float" office:value="1482.159542" calcext:value-type="float">
            <text:p>1482.159542</text:p>
          </table:table-cell>
        </table:table-row>
        <table:table-row table:style-name="ro1">
          <table:table-cell office:value-type="float" office:value="1434.914777" calcext:value-type="float">
            <text:p>1434.914777</text:p>
          </table:table-cell>
          <table:table-cell office:value-type="float" office:value="1819.368708" calcext:value-type="float">
            <text:p>1819.368708</text:p>
          </table:table-cell>
        </table:table-row>
        <table:table-row table:style-name="ro1">
          <table:table-cell office:value-type="float" office:value="2060.847342" calcext:value-type="float">
            <text:p>2060.847342</text:p>
          </table:table-cell>
          <table:table-cell office:value-type="float" office:value="3183.017456" calcext:value-type="float">
            <text:p>3183.017456</text:p>
          </table:table-cell>
        </table:table-row>
        <table:table-row table:style-name="ro1">
          <table:table-cell office:value-type="float" office:value="2422.605917" calcext:value-type="float">
            <text:p>2422.605917</text:p>
          </table:table-cell>
          <table:table-cell office:value-type="float" office:value="1568.771901" calcext:value-type="float">
            <text:p>1568.771901</text:p>
          </table:table-cell>
        </table:table-row>
        <table:table-row table:style-name="ro1">
          <table:table-cell office:value-type="float" office:value="2687.351751" calcext:value-type="float">
            <text:p>2687.351751</text:p>
          </table:table-cell>
          <table:table-cell office:value-type="float" office:value="1657.381189" calcext:value-type="float">
            <text:p>1657.381189</text:p>
          </table:table-cell>
        </table:table-row>
        <table:table-row table:style-name="ro1">
          <table:table-cell office:value-type="float" office:value="1921.790063" calcext:value-type="float">
            <text:p>1921.790063</text:p>
          </table:table-cell>
          <table:table-cell office:value-type="float" office:value="2278.461228" calcext:value-type="float">
            <text:p>2278.461228</text:p>
          </table:table-cell>
        </table:table-row>
        <table:table-row table:style-name="ro1">
          <table:table-cell office:value-type="float" office:value="2652.038377" calcext:value-type="float">
            <text:p>2652.038377</text:p>
          </table:table-cell>
          <table:table-cell office:value-type="float" office:value="1656.962528" calcext:value-type="float">
            <text:p>1656.962528</text:p>
          </table:table-cell>
        </table:table-row>
        <table:table-row table:style-name="ro1">
          <table:table-cell office:value-type="float" office:value="2669.948567" calcext:value-type="float">
            <text:p>2669.948567</text:p>
          </table:table-cell>
          <table:table-cell office:value-type="float" office:value="1909.374408" calcext:value-type="float">
            <text:p>1909.374408</text:p>
          </table:table-cell>
        </table:table-row>
        <table:table-row table:style-name="ro1">
          <table:table-cell office:value-type="float" office:value="1921.651575" calcext:value-type="float">
            <text:p>1921.651575</text:p>
          </table:table-cell>
          <table:table-cell office:value-type="float" office:value="2301.686941" calcext:value-type="float">
            <text:p>2301.686941</text:p>
          </table:table-cell>
        </table:table-row>
        <table:table-row table:style-name="ro1">
          <table:table-cell office:value-type="float" office:value="1425.806281" calcext:value-type="float">
            <text:p>1425.806281</text:p>
          </table:table-cell>
          <table:table-cell office:value-type="float" office:value="1746.860673" calcext:value-type="float">
            <text:p>1746.860673</text:p>
          </table:table-cell>
        </table:table-row>
        <table:table-row table:style-name="ro1">
          <table:table-cell office:value-type="float" office:value="2472.687008" calcext:value-type="float">
            <text:p>2472.687008</text:p>
          </table:table-cell>
          <table:table-cell office:value-type="float" office:value="1955.947371" calcext:value-type="float">
            <text:p>1955.947371</text:p>
          </table:table-cell>
        </table:table-row>
        <table:table-row table:style-name="ro1">
          <table:table-cell office:value-type="float" office:value="1759.67781" calcext:value-type="float">
            <text:p>1759.67781</text:p>
          </table:table-cell>
          <table:table-cell office:value-type="float" office:value="1795.98314" calcext:value-type="float">
            <text:p>1795.98314</text:p>
          </table:table-cell>
        </table:table-row>
        <table:table-row table:style-name="ro1">
          <table:table-cell table:formula="of:=AVERAGE([.A2:.A26])" office:value-type="float" office:value="1992.7320402" calcext:value-type="float">
            <text:p>1992.7320402</text:p>
          </table:table-cell>
          <table:table-cell table:formula="of:=AVERAGE([.B2:.B26])" office:value-type="float" office:value="1824.738845" calcext:value-type="float">
            <text:p>1824.7388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15:41:07.518980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5:29:55.285921260</meta:creation-date>
    <dc:date>2016-09-26T15:43:47.300435480</dc:date>
    <meta:editing-duration>PT4M55S</meta:editing-duration>
    <meta:editing-cycles>4</meta:editing-cycles>
    <meta:generator>LibreOffice/4.2.8.2$Linux_X86_64 LibreOffice_project/420m0$Build-2</meta:generator>
    <meta:document-statistic meta:table-count="1" meta:cell-count="54" meta:object-count="0"/>
  </office:meta>
</office:document-meta>
</file>